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e23" officeooo:paragraph-rsid="000d5e23"/>
    </style:style>
    <style:style style:name="P2" style:family="paragraph" style:parent-style-name="Standard">
      <style:paragraph-properties fo:text-align="center" style:justify-single-word="false"/>
      <style:text-properties officeooo:rsid="000d5e23" officeooo:paragraph-rsid="000d5e23"/>
    </style:style>
    <style:style style:name="P3" style:family="paragraph" style:parent-style-name="Standard">
      <style:text-properties fo:font-style="italic" officeooo:rsid="000d5e23" officeooo:paragraph-rsid="000d5e23" style:font-style-asian="italic" style:font-style-complex="italic"/>
    </style:style>
    <style:style style:name="P4" style:family="paragraph" style:parent-style-name="Standard">
      <style:text-properties officeooo:rsid="000daff1" officeooo:paragraph-rsid="000daff1"/>
    </style:style>
    <style:style style:name="P5" style:family="paragraph" style:parent-style-name="Standard">
      <style:text-properties officeooo:rsid="000e84d3" officeooo:paragraph-rsid="000daff1"/>
    </style:style>
    <style:style style:name="P6" style:family="paragraph" style:parent-style-name="Standard">
      <style:text-properties officeooo:rsid="000e84d3" officeooo:paragraph-rsid="000e84d3"/>
    </style:style>
    <style:style style:name="P7" style:family="paragraph" style:parent-style-name="Standard" style:list-style-name="L1">
      <style:text-properties officeooo:rsid="000e84d3" officeooo:paragraph-rsid="000e84d3"/>
    </style:style>
    <style:style style:name="P8" style:family="paragraph" style:parent-style-name="Standard">
      <style:text-properties officeooo:rsid="000e84d3" officeooo:paragraph-rsid="000e84d3"/>
    </style:style>
    <style:style style:name="P9" style:family="paragraph" style:parent-style-name="Standard">
      <style:text-properties officeooo:rsid="000e84d3" officeooo:paragraph-rsid="0015413f"/>
    </style:style>
    <style:style style:name="P10" style:family="paragraph" style:parent-style-name="Standard">
      <style:text-properties officeooo:rsid="000e84d3" officeooo:paragraph-rsid="00171f65"/>
    </style:style>
    <style:style style:name="P11" style:family="paragraph" style:parent-style-name="Standard">
      <style:text-properties officeooo:rsid="00134aa2" officeooo:paragraph-rsid="00134aa2"/>
    </style:style>
    <style:style style:name="P12" style:family="paragraph" style:parent-style-name="Standard">
      <style:text-properties officeooo:rsid="0010a318" officeooo:paragraph-rsid="001b0d09"/>
    </style:style>
    <style:style style:name="P13" style:family="paragraph" style:parent-style-name="Standard">
      <style:text-properties officeooo:rsid="0015413f" officeooo:paragraph-rsid="00182ffe"/>
    </style:style>
    <style:style style:name="P14" style:family="paragraph" style:parent-style-name="Standard">
      <style:text-properties officeooo:rsid="001962cc" officeooo:paragraph-rsid="001b0d09"/>
    </style:style>
    <style:style style:name="P15" style:family="paragraph" style:parent-style-name="Standard">
      <style:text-properties officeooo:rsid="001b0d09" officeooo:paragraph-rsid="001b0d0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ff1"/>
    </style:style>
    <style:style style:name="T3" style:family="text">
      <style:text-properties style:text-position="super 58%" officeooo:rsid="00113907"/>
    </style:style>
    <style:style style:name="T4" style:family="text">
      <style:text-properties style:text-position="super 58%" officeooo:rsid="0016479b"/>
    </style:style>
    <style:style style:name="T5" style:family="text">
      <style:text-properties style:text-position="super 58%" officeooo:rsid="001962cc"/>
    </style:style>
    <style:style style:name="T6" style:family="text">
      <style:text-properties style:text-position="sub 58%"/>
    </style:style>
    <style:style style:name="T7" style:family="text">
      <style:text-properties officeooo:rsid="000daff1"/>
    </style:style>
    <style:style style:name="T8" style:family="text">
      <style:text-properties officeooo:rsid="000e84d3"/>
    </style:style>
    <style:style style:name="T9" style:family="text">
      <style:text-properties officeooo:rsid="000fcb16"/>
    </style:style>
    <style:style style:name="T10" style:family="text">
      <style:text-properties officeooo:rsid="0010d629"/>
    </style:style>
    <style:style style:name="T11" style:family="text">
      <style:text-properties officeooo:rsid="00113907"/>
    </style:style>
    <style:style style:name="T12" style:family="text">
      <style:text-properties officeooo:rsid="00134aa2"/>
    </style:style>
    <style:style style:name="T13" style:family="text">
      <style:text-properties officeooo:rsid="0015413f"/>
    </style:style>
    <style:style style:name="T14" style:family="text">
      <style:text-properties officeooo:rsid="0016479b"/>
    </style:style>
    <style:style style:name="T15" style:family="text">
      <style:text-properties officeooo:rsid="00171f65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71f65"/>
    </style:style>
    <style:style style:name="T18" style:family="text">
      <style:text-properties officeooo:rsid="001962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nt<text:span text:style-name="T8">um</text:span> <text:span text:style-name="T7">Propagation</text:span></text:p>
      <text:p text:style-name="P2">by Sven Nilsen, 2020</text:p>
      <text:p text:style-name="P1"/>
      <text:p text:style-name="P3">In this paper I present an algorithm for simulating quantum functions, <text:span text:style-name="T7">by quantum propagation</text:span>.</text:p>
      <text:p text:style-name="P1"/>
      <text:p text:style-name="P1">A quantum binary function `f` is non-deterministic with a complex probabilistic existential path:</text:p>
      <text:p text:style-name="P1"/>
      <text:p text:style-name="P1"><text:tab/>f : () → 𝔹<text:span text:style-name="T1">n</text:span><text:tab/><text:tab/>∃<text:span text:style-name="T6">pc</text:span>f : 𝔹<text:span text:style-name="T1">n</text:span> → ℂ</text:p>
      <text:p text:style-name="P1"/>
      <text:p text:style-name="P1">A partial observation `g` of `f` is a deterministic function that removes some information:</text:p>
      <text:p text:style-name="P1"/>
      <text:p text:style-name="P1"><text:tab/>g · f<text:tab/><text:tab/><text:tab/>g : 𝔹<text:span text:style-name="T1">n</text:span> → 𝔹<text:span text:style-name="T1">m</text:span><text:tab/><text:tab/>m &lt; n</text:p>
      <text:p text:style-name="P1"/>
      <text:p text:style-name="P1">The probabilistic existential path of `g · f` is computing by summing over complex probability amplitudes and taking the norm squared. <text:span text:style-name="T7">T</text:span>he norm squared <text:span text:style-name="T7">can be written as a product:</text:span></text:p>
      <text:p text:style-name="P1"/>
      <text:p text:style-name="P1"><text:tab/><text:span text:style-name="T7">|x|</text:span><text:span text:style-name="T2">2</text:span><text:span text:style-name="T7"> &lt;=&gt; x · x</text:span><text:span text:style-name="T2">*</text:span></text:p>
      <text:p text:style-name="P1"/>
      <text:p text:style-name="P4">Now, since `x` is a sum of complex probability amplitudes, one can expand the product:</text:p>
      <text:p text:style-name="P4"/>
      <text:p text:style-name="P4"><text:tab/>(∑ i { x<text:span text:style-name="T6">i</text:span> })(∑ j { x<text:span text:style-name="T6">j</text:span> })<text:span text:style-name="T1">*</text:span> = ∑ i, j { x<text:span text:style-name="T6">i</text:span>x<text:span text:style-name="T6">j</text:span><text:span text:style-name="T1">*</text:span> }</text:p>
      <text:p text:style-name="P5"/>
      <text:p text:style-name="P6">From `n` amplitudes, this forms `n<text:span text:style-name="T1">2</text:span>` basis vectors, which are symmetric since `x<text:span text:style-name="T6">i</text:span>x<text:span text:style-name="T6">j</text:span><text:span text:style-name="T1">*</text:span> = x<text:span text:style-name="T6">j</text:span>x<text:span text:style-name="T6">i</text:span><text:span text:style-name="T1">*</text:span>`.</text:p>
      <text:p text:style-name="P6">These are still complex numbers, only their sum has a zero imaginary component.</text:p>
      <text:p text:style-name="P6"/>
      <text:p text:style-name="P10">Instead of summing over outcomes, one can pick a random basis vector <text:span text:style-name="T15">`</text:span>x<text:span text:style-name="T6">i</text:span>x<text:span text:style-name="T6">j</text:span><text:span text:style-name="T1">*</text:span><text:span text:style-name="T17">` </text:span><text:span text:style-name="T15">such that:</text:span></text:p>
      <text:p text:style-name="P6"/>
      <text:p text:style-name="P6"><text:tab/><text:span text:style-name="T12">g(i) = g(j)<text:tab/><text:tab/>&lt;=&gt;<text:tab/><text:tab/>(i, j) : [g] [eq] true</text:span></text:p>
      <text:p text:style-name="P6"/>
      <text:p text:style-name="P11">The random basis vector is added to the corresponding outcome.</text:p>
      <text:p text:style-name="P6">This is the basic principle for simulating quantum functions using this technique.</text:p>
      <text:p text:style-name="P6"/>
      <text:list xml:id="list4345474121191175722" text:style-name="L1">
        <text:list-item>
          <text:p text:style-name="P7">Probabilities can be computed directly by summing over propagated basis vectors</text:p>
        </text:list-item>
        <text:list-item>
          <text:p text:style-name="P7">In the limit, this sum converges toward a real probability for each outcome</text:p>
        </text:list-item>
        <text:list-item>
          <text:p text:style-name="P7"><text:span text:style-name="T10">At</text:span> any given instant, <text:span text:style-name="T9">every outcome is equally probable if `f` is semi quantum</text:span></text:p>
        </text:list-item>
      </text:list>
      <text:p text:style-name="P6"/>
      <text:p text:style-name="P6">For example, if `f : () → 𝔹<text:span text:style-name="T1">2</text:span>` and `<text:span text:style-name="T13">and</text:span> : 𝔹<text:span text:style-name="T1">2</text:span> → B`, <text:span text:style-name="T9">there are two outcomes:</text:span></text:p>
      <text:p text:style-name="P6"/>
      <text:p text:style-name="P9"><text:tab/><text:span text:style-name="T11">[f] [and] false<text:tab/><text:tab/>00<text:tab/>01<text:tab/>10<text:tab/><text:tab/>3</text:span><text:span text:style-name="T3">2</text:span><text:span text:style-name="T11"> = 9</text:span></text:p>
      <text:p text:style-name="P9"><text:span text:style-name="T11"><text:tab/>[f] [and] true<text:tab/><text:tab/>11<text:tab/><text:tab/><text:tab/><text:tab/>1</text:span><text:span text:style-name="T3">2</text:span><text:span text:style-name="T11"> = 1</text:span></text:p>
      <text:p text:style-name="P6"/>
      <text:p text:style-name="P13">Even `[f] [and] false` seems to happen 9 times as often as `[f] [and] true`,<text:line-break/><text:span text:style-name="T14">it is correct to just sum this up, because the equation `|x|</text:span><text:span text:style-name="T4">2</text:span><text:span text:style-name="T14"> = x · x</text:span><text:span text:style-name="T4">*</text:span><text:span text:style-name="T14">` also holds for sums.</text:span></text:p>
      <text:p text:style-name="P14">In the limit, this converges toward a real probability when normalized `|x|<text:span text:style-name="T1">2</text:span> / (|x|<text:span text:style-name="T1">2</text:span> + |y|<text:span text:style-name="T1">2</text:span>)`.</text:p>
      <text:p text:style-name="P12">When the sample size is short, there can be non-zero outcomes that converges to zero probability.</text:p>
      <text:p text:style-name="P15">Also, the deviation of `<text:span text:style-name="T16">P(x)</text:span>` for small sample sizes affects the corresponding `P(y)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3:17.650187000</meta:creation-date>
    <dc:date>2020-05-01T03:27:56.037731000</dc:date>
    <meta:editing-duration>PT17M16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7" meta:word-count="364" meta:character-count="1964" meta:non-whitespace-character-count="1611"/>
  </office:meta>
</office:document-meta>
</file>